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Times New Roman" svg:font-family="'Times New Roman'" style:font-family-generic="roman"/>
    <style:font-face style:name="Arial" svg:font-family="Arial" style:font-family-generic="swiss"/>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9b441" officeooo:paragraph-rsid="0009b441"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9b441" officeooo:paragraph-rsid="0009b441"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9b441" officeooo:paragraph-rsid="000a3e44"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f0eff" officeooo:paragraph-rsid="000f0eff" style:font-weight-asian="normal" style:font-weight-complex="normal"/>
    </style:style>
    <style:style style:name="P5" style:family="paragraph" style:parent-style-name="Standard">
      <style:paragraph-properties fo:line-height="150%" fo:text-align="start" style:justify-single-word="false"/>
      <style:text-properties officeooo:paragraph-rsid="000e2c87"/>
    </style:style>
    <style:style style:name="P6" style:family="paragraph" style:parent-style-name="Standard">
      <style:paragraph-properties fo:line-height="150%" fo:text-align="start" style:justify-single-word="false" style:writing-mode="lr-tb"/>
      <style:text-properties style:text-underline-style="none" fo:font-weight="normal" officeooo:rsid="0009b441" officeooo:paragraph-rsid="000a3e44" style:font-weight-asian="normal" style:font-weight-complex="normal"/>
    </style:style>
    <style:style style:name="P7" style:family="paragraph" style:parent-style-name="Standard">
      <style:paragraph-properties fo:line-height="150%" fo:text-align="start" style:justify-single-word="false" style:writing-mode="lr-tb"/>
      <style:text-properties style:text-underline-style="none" fo:font-weight="normal" officeooo:rsid="0009b441" officeooo:paragraph-rsid="000b2e29" style:font-weight-asian="normal" style:font-weight-complex="normal"/>
    </style:style>
    <style:style style:name="P8" style:family="paragraph" style:parent-style-name="Standard">
      <style:paragraph-properties fo:line-height="150%" fo:text-align="start" style:justify-single-word="false" style:writing-mode="lr-tb"/>
      <style:text-properties style:text-underline-style="none" fo:font-weight="normal" officeooo:rsid="0009b441" officeooo:paragraph-rsid="001281f0" style:font-weight-asian="normal" style:font-weight-complex="normal"/>
    </style:style>
    <style:style style:name="P9" style:family="paragraph" style:parent-style-name="Standard">
      <style:paragraph-properties fo:line-height="150%" fo:text-align="start" style:justify-single-word="false" style:writing-mode="lr-tb"/>
      <style:text-properties style:text-underline-style="none" fo:font-weight="normal" officeooo:rsid="000b2e29" officeooo:paragraph-rsid="000b2e29" style:font-weight-asian="normal" style:font-weight-complex="normal"/>
    </style:style>
    <style:style style:name="P10" style:family="paragraph" style:parent-style-name="Standard">
      <style:paragraph-properties fo:line-height="150%" fo:text-align="start" style:justify-single-word="false" style:writing-mode="lr-tb"/>
      <style:text-properties style:text-underline-style="none" fo:font-weight="normal" officeooo:rsid="000b9216" officeooo:paragraph-rsid="001281f0" style:font-weight-asian="normal" style:font-weight-complex="normal"/>
    </style:style>
    <style:style style:name="T1" style:family="text">
      <style:text-properties officeooo:rsid="000a3e44"/>
    </style:style>
    <style:style style:name="T2" style:family="text">
      <style:text-properties officeooo:rsid="000b2e29"/>
    </style:style>
    <style:style style:name="T3" style:family="text">
      <style:text-properties fo:font-style="italic" style:font-style-asian="italic" style:font-style-complex="italic"/>
    </style:style>
    <style:style style:name="T4" style:family="text">
      <style:text-properties fo:font-style="italic" officeooo:rsid="000b2e29" style:font-style-asian="italic" style:font-style-complex="italic"/>
    </style:style>
    <style:style style:name="T5" style:family="text">
      <style:text-properties fo:font-style="italic" officeooo:rsid="000a3e44" style:font-style-asian="italic" style:font-style-complex="italic"/>
    </style:style>
    <style:style style:name="T6" style:family="text">
      <style:text-properties officeooo:rsid="000b9216"/>
    </style:style>
    <style:style style:name="T7" style:family="text">
      <style:text-properties officeooo:rsid="000e2c87"/>
    </style:style>
    <style:style style:name="T8" style:family="text">
      <style:text-properties style:text-underline-style="none"/>
    </style:style>
    <style:style style:name="T9" style:family="text">
      <style:text-properties style:text-underline-style="none" fo:font-weight="normal" officeooo:rsid="0009b441" style:font-weight-asian="normal" style:font-weight-complex="normal"/>
    </style:style>
    <style:style style:name="T10" style:family="text">
      <style:text-properties style:text-underline-style="none" fo:font-weight="normal" officeooo:rsid="000a3e44"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0fd706"/>
    </style:style>
    <style:style style:name="T13" style:family="text">
      <style:text-properties fo:font-size="6pt" officeooo:rsid="000b2e29" style:font-size-asian="6pt" style:font-size-complex="6pt"/>
    </style:style>
    <style:style style:name="T14" style:family="text">
      <style:text-properties fo:font-size="12pt" officeooo:rsid="0011c0a1" style:font-size-asian="10.5pt" style:font-size-complex="12pt"/>
    </style:style>
    <style:style style:name="T15" style:family="text">
      <style:text-properties fo:font-size="12pt" officeooo:rsid="001281f0" style:font-size-asian="10.5pt" style:font-size-complex="12pt"/>
    </style:style>
    <style:style style:name="T16" style:family="text">
      <style:text-properties fo:font-size="12pt" officeooo:rsid="0011c0a1" style:font-size-asian="12pt" style:font-size-complex="12pt"/>
    </style:style>
    <style:style style:name="T17" style:family="text">
      <style:text-properties officeooo:rsid="001281f0"/>
    </style:style>
    <style:style style:name="T18" style:family="text">
      <style:text-properties officeooo:rsid="0012d2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IX.V – True Negative / False Positive / Noise Floor</text:p>
      <text:p text:style-name="P2"><text:tab/>“<text:span text:style-name="T3">Cordelia</text:span>, follow me please.”</text:p>
      <text:p text:style-name="P2"><text:tab/>“Yes, Dr. Kubayashi. Where are we going, anyway?”</text:p>
      <text:p text:style-name="P2"><text:tab/>“You'll see.”</text:p>
      <text:p text:style-name="P2"><text:tab/>“Dr. we missed your office and the entire Gynecology area, two turns ago.”</text:p>
      <text:p text:style-name="P2"><text:tab/>“It's a surprise, <text:span text:style-name="T3">Cordelia</text:span>.”</text:p>
      <text:p text:style-name="P2"><text:tab/>“This is the obstetricians zone of the hospital, isn't it?”</text:p>
      <text:p text:style-name="P2"><text:tab/>“It may.”</text:p>
      <text:p text:style-name="P2">Suddenly Dr. Kubayashi, shoved me into a server room of the hospital, and took me to the hardware firewall rack. This felt unrelated to just about anything. They were using Juniper switches, Cisco Routers, and Fortinet/Fortigate Firewalls, and RAD ALGs.</text:p>
      <text:p text:style-name="P2"><text:tab/>“What ALG stands for <text:span text:style-name="T3">Cordelia</text:span>?”</text:p>
      <text:p text:style-name="P2"><text:tab/>“Application Layer Gateway, why, what does it matter?” <text:span text:style-name="T7">I was just cured from a two weeks morning sickness virus, and the good Dr. want to discuss information security essentials with me all of a sudden.</text:span></text:p>
      <text:p text:style-name="P3"><text:tab/>“How would you call <text:span text:style-name="T1">a case in which an alert has been issued but no action was really necessary by the firewall/end-point software?”</text:span></text:p>
      <text:p text:style-name="P3"><text:tab/>“<text:span text:style-name="T1">False Positive.” I made a look as if I wanted to lick the walls and see if I'll be able to scratch a bit of electricity powder as a result...</text:span></text:p>
      <text:p text:style-name="P3"><text:tab/>“<text:span text:style-name="T1">Right, and what would you call a real event that no alert was issued for?”</text:span></text:p>
      <text:p text:style-name="P3"><text:tab/>“<text:span text:style-name="T1">True Negative.” I'm doing fine, right?</text:span></text:p>
      <text:p text:style-name="P3"><text:tab/>“<text:span text:style-name="T1">Right again. And what would you call a -100 dB sound?”</text:span></text:p>
      <text:p text:style-name="P3"><text:tab/>“<text:span text:style-name="T1">Noise Floor.” What does she want from me?</text:span></text:p>
      <text:p text:style-name="P3"><text:tab/>“<text:span text:style-name="T1">This is exactly how we refer the baby room. Your commanders at the academy didn't want you to see this... Now remember all your cyber-security knowledge, because I may not be here for much longer, now that I tell you this truth. The pregnancy test sticks that we give to the academy wenches such as yourself are meant to falsify results, they will always give you a True Negative result, even if it should give you a True Positive result.”</text:span></text:p>
      <text:p text:style-name="P3"><text:tab/>“<text:span text:style-name="T1">What do you mean? What's all these rubbish means anyhow?”</text:span></text:p>
      <text:p text:style-name="P3"><text:tab/>“<text:span text:style-name="T1">Shut up, </text:span><text:span text:style-name="T5">Cordelia</text:span><text:span text:style-name="T1">, and listen to me. This is the real stick you should have been given.”</text:span></text:p>
      <text:p text:style-name="P3"><text:tab/>“<text:span text:style-name="T1">Do you want me to pee on this?”</text:span></text:p>
      <text:p text:style-name="P5"><text:span text:style-name="T9"><text:tab/>“</text:span><text:span text:style-name="T10">No need, fool of a wench, you're True Positive, the amounts of estrogen and </text:span><text:span text:style-name="T11">Progesterone</text:span> <text:soft-page-break/>(abbreviated as <text:span text:style-name="T11">P4</text:span>), also known as <text:span text:style-name="T11">pregn-4-ene-3,20-dione,</text:span> is an <text:span text:style-name="T8">endogenous steroid</text:span> and progestogen sex hormone involved in the menstrual cycle, pregnancy, and embryogenesis of humans and other species<text:span text:style-name="T10"> in your blood could not mean otherwise.”</text:span></text:p>
      <text:p text:style-name="P3"><text:tab/>“<text:span text:style-name="T1">Do you mean, I am pregnant?”</text:span></text:p>
      <text:p text:style-name="P3"><text:tab/>“<text:span text:style-name="T1">Yes, foolish girl.”</text:span></text:p>
      <text:p text:style-name="P3"><text:tab/>“<text:span text:style-name="T1">Oh my Ford, oh my Ford, oh my Ford...” This continued for about two more minutes as I curved into a ball, head between my knees, rocking back and forth suddenly making context of recent events, it wasn't a virus after all, why I had thrown up that couple of weeks ago. Morning sickness my ass. Now I get it, that dude at the party. He did take advantage of me then after all. He violated my body, he defiled my soul, he… raped… me, it all sunk in so quick, but for the life of me I couldn't remember his name nor attach a face. He must have put something in my glass when I was surveying the rest of the bar inhabitants. This two times loser, no good for shit, low life, piece of shit, mother fucker, scumbag, son of a thousand whores, may you rot in hell for what you did to me.</text:span></text:p>
      <text:p text:style-name="P4"><text:tab/>The doctor seemed as sympathetic to my situation as she could manage. I could discern the truth in her eyes that she would not wish it to be so, but the time has come to be practical, she seem to want to say something for the past three minutes or so. “What is it, Dr. Kubayashi?” I wiped my tears with my inner elbow, like a little child, crying for his mother to return on the first day of school.</text:p>
      <text:p text:style-name="P3"><text:tab/>“<text:span text:style-name="T1">Now that you know, they will eliminate me very soon, unless you'll be smart enough not to expose me. It doesn't really matter. The confederacy will probably let you give birth, but then will trade the baby with one of the PMCs, and erase your memory, standard procedure, you know.”</text:span></text:p>
      <text:p text:style-name="P3"><text:tab/>“<text:span text:style-name="T12">What would happen if I want to terminate the pregnancy?”</text:span></text:p>
      <text:p text:style-name="P3"><text:tab/>“<text:span text:style-name="T12">They wouldn't let you, you're a recessive homo-zygote to the colour blindness gene, meaning every male descendant of yours will produce a recessive X chromosome, but only if you were to mate with a colour blinded men, you would produce a female who is colour blinded too. You're too productive for them to allow you a termination of your pregnancy. They will soon send you somewhere on an expedition of some sort. Your belly will start showing signs in about a month or two the latest, and they can't afford the other girls start suspecting anything.”</text:span></text:p>
      <text:p text:style-name="P3"><text:tab/>“<text:span text:style-name="T1">Why can't I keep it, then, if I choose to play their game?” I may have asked it in a childish manner but meant every word seriously.</text:span></text:p>
      <text:p text:style-name="P3"><text:tab/>“<text:span text:style-name="T1">PMCs need child soldiers and next year, when you'll turn eighteen you're being drafted, they can't lose a rare soldier like you who can see through TOC of both sides.”</text:span></text:p>
      <text:p text:style-name="P6"><text:tab/>“<text:span text:style-name="T2">Noise Floor, that's cute.” I laughed for a minute or so, it felt quite right, before the sad Hormones sunk their teeth at my Cortex. It was a slightly psychotic laughter, at least that's what I got </text:span><text:soft-page-break/><text:span text:style-name="T2">from Dr. Kubayashi's facial patterns.</text:span></text:p>
      <text:p text:style-name="P6"><text:tab/>“<text:span text:style-name="T2">Shut it. No don't, I didn't mean to, don't cry now, we haven't got time, you're due in 32 weeks and we already lost 8 weeks because of uncertainty.” I couldn't help it, I was really weak at the moment and a burst of cry slipped through the cracks of my most hardened shells I could muster without a quadruple Kevlar C</text:span><text:span text:style-name="T13">60 </text:span><text:span text:style-name="T16">armour In the form of exo-skeleton</text:span><text:span text:style-name="T14">. </text:span><text:span text:style-name="T15">I just realized my worst suspicion of the party two months ago was true, waking up in a bed not of my belonging, totally nude, and all my clothes lying in a pile on the far corner of the room. I dressed up, brushed my teeth with a finger, washed my face as if it would wipe the shame and bad feeling that something bad just happened, and now it turns out it was all true.</text:span></text:p>
      <text:p text:style-name="P6"><text:tab/>“<text:span text:style-name="T2">Fear and Doubt. They're spreading FUD, now I know how to call it.” A very forced smile.</text:span></text:p>
      <text:p text:style-name="P7"><text:tab/>“<text:span text:style-name="T2">Focus </text:span><text:span text:style-name="T4">Cordelia</text:span><text:span text:style-name="T2">, time is at the essence of our plan to disorient your board of instructors, you have only 4 weeks to plant as much mnemonic evidence for later retrieval.” She's got a point.</text:span></text:p>
      <text:p text:style-name="P9"><text:tab/>“Got it, Dr. Kubayashi.” Happy hormones again, <text:span text:style-name="T17">or what's left of them, can you feel the smile escaping my crooked teeth because of all the jaw grinding and lips biting just now, this must be one of my blood smiles.</text:span></text:p>
      <text:p text:style-name="P9"><text:tab/>“You'll probably give birth here in Europe, but there's an excellent Neurosurgeon at the bay area that can trace back your memory wipe. She'll be able to understand what happened. Schedule an appointment at hers, exactly one week before you draft, this may go under their radar.”</text:p>
      <text:p text:style-name="P9"><text:tab/>“How will I know the exact date?”</text:p>
      <text:p text:style-name="P9"><text:tab/>“They will give you three months to recuperate after giving birth, meaning you'll draft at the age of 18 and three-four months more or less. This should be the time frame to schedule that appointment. It must seem like a standard procedure of the post birth recuperation period.”</text:p>
      <text:p text:style-name="P9"><text:tab/>“I really doubt it is so easy to fool the confederacy, but I'll try to keep an open mind.” <text:span text:style-name="T17">I'll try anyhow.</text:span></text:p>
      <text:p text:style-name="P7"><text:span text:style-name="T2"><text:tab/>“Please remember that I'm on the line as well, </text:span><text:span text:style-name="T4">Cordelia</text:span><text:span text:style-name="T2">, so you mustn't fuck up, otherwise I'm dead meat.”</text:span></text:p>
      <text:p text:style-name="P9"><text:tab/>“I heard you the first time, Dr. Kubayashi.” <text:s/>The Dr. can be such a prick at times...</text:p>
      <text:p text:style-name="P7"><text:tab/>“<text:span text:style-name="T6">The details are as follows: Dr. Gertrude Millervich, St. James hospital at the Bay Area.”</text:span></text:p>
      <text:p text:style-name="P7"><text:tab/>“<text:span text:style-name="T6">Dr. Millervich Gertrude, got it.” If memory serves and it does in such matters, I don't need to write it down, it is now etched to my cerebral cortex as the would be stigmata.</text:span></text:p>
      <text:p text:style-name="P7"><text:tab/>“<text:span text:style-name="T6">Also schedule around that time for CAT scan and MRI.”</text:span></text:p>
      <text:p text:style-name="P7"><text:tab/>“<text:span text:style-name="T6">Why?”</text:span></text:p>
      <text:p text:style-name="P8"><text:tab/>“<text:span text:style-name="T6">Because some blood vessels will explode when they'll erase your memory, this will show up </text:span><text:soft-page-break/><text:span text:style-name="T6">on the CAT scan, and the MRI will show them the scar tissues on your Cortex has been stigmatized. If she can truly live up to her reputation she'll understand how much time has been wiped clean.”</text:span></text:p>
      <text:p text:style-name="P10"><text:tab/>“Thank you Dr. Kubayashi, I really appreciate all that you've done for me, I really mean it.” I hugged her, then she helped <text:span text:style-name="T18">me </text:span>up to my feet, I felt so fragile at the moment, as if in any step my endo-skeleton will give up and break there on the server room floor, but it held me upright, in humanoid form, a shadow of my former self, not the bi-pedal mecha I always felt like before. I am, after all, only hu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ce style:name="Times New Roman" svg:font-family="'Times New Roman'" style:font-family-generic="roman"/>
    <style:font-face style:name="Arial" svg:font-family="Arial" style:font-family-generic="swiss"/>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harp"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Mangal" style:font-family-complex="Mangal"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04:22:07.662959238</meta:creation-date>
    <dc:date>2015-10-19T01:17:33.416214883</dc:date>
    <meta:editing-duration>PT1H25M24S</meta:editing-duration>
    <meta:editing-cycles>9</meta:editing-cycles>
    <meta:generator>LibreOffice/4.4.5.2$Linux_X86_64 LibreOffice_project/40$Build-2</meta:generator>
    <meta:document-statistic meta:table-count="0" meta:image-count="0" meta:object-count="0" meta:page-count="4" meta:paragraph-count="49" meta:word-count="1482" meta:character-count="8100" meta:non-whitespace-character-count="6619"/>
  </office:meta>
</office:document-meta>
</file>